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13cm" fo:margin-left="0cm" fo:break-before="page" table:align="left"/>
    </style:style>
    <style:style style:name="Tabelle2.A" style:family="table-column">
      <style:table-column-properties style:column-width="9.292cm"/>
    </style:style>
    <style:style style:name="Tabelle2.B" style:family="table-column">
      <style:table-column-properties style:column-width="7.721cm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fo:font-style="normal" fo:font-weight="normal" officeooo:rsid="01b7e788" officeooo:paragraph-rsid="01c8d9b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paragraph-rsid="01d5fff6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urier New" officeooo:rsid="01d4d87d" officeooo:paragraph-rsid="01c8d9ba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2pt" officeooo:paragraph-rsid="01cf7fe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2pt" officeooo:paragraph-rsid="01d5fff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2pt" officeooo:paragraph-rsid="01d97bd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fo:font-weight="bold" officeooo:paragraph-rsid="01cf7fe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dc8e1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style="normal" fo:font-weight="bold" officeooo:rsid="01e03e6a" officeooo:paragraph-rsid="01dc8e1f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d8c65" style:font-size-asian="10pt" style:font-style-asian="normal" style:font-size-complex="10pt" style:font-style-complex="norm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d5fff6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cdb0b8"/>
    </style:style>
    <style:style style:name="T5" style:family="text">
      <style:text-properties officeooo:rsid="00840c4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void aufgabe1()</text:p>
            <text:p text:style-name="P5">{</text:p>
            <text:p text:style-name="P5"><text:s text:c="3"/>int x;</text:p>
            <text:p text:style-name="P5"><text:s text:c="3"/>float r;</text:p>
            <text:p text:style-name="P5"><text:s text:c="3"/>Color farbe;</text:p>
            <text:p text:style-name="P5"><text:s text:c="8"/></text:p>
            <text:p text:style-name="P5"><text:s text:c="3"/>r = 0f;</text:p>
            <text:p text:style-name="P5"><text:s text:c="3"/>x = 0;</text:p>
            <text:p text:style-name="P5"><text:s text:c="3"/>while (x &lt; <text:span text:style-name="T3">window.getWidth()</text:span>)</text:p>
            <text:p text:style-name="P5"><text:s text:c="3"/>{</text:p>
            <text:p text:style-name="P5"><text:s text:c="6"/>farbe = new Color(r, r, r);</text:p>
            <text:p text:style-name="P6"><text:s text:c="6"/>window.drawLine(</text:p>
            <text:p text:style-name="P6"><text:s text:c="9"/>x, 0, x,</text:p>
            <text:p text:style-name="P6"><text:s text:c="9"/><text:span text:style-name="T3">window.getHeight()-1</text:span>,</text:p>
            <text:p text:style-name="P6"><text:s text:c="9"/>farbe);</text:p>
            <text:p text:style-name="P5"><text:s text:c="6"/>r += 1f / <text:span text:style-name="T3">window.getWidth()</text:span>;</text:p>
            <text:p text:style-name="P5"><text:s text:c="6"/>x++;</text:p>
            <text:p text:style-name="P5"><text:s text:c="3"/>}</text:p>
            <text:p text:style-name="P5"><text:s text:c="3"/>window.paintFrame();</text:p>
            <text:p text:style-name="P5">}</text:p>
            <text:p text:style-name="P5"/>
            <text:p text:style-name="P5"/>
            <text:p text:style-name="P10">void aufgabe2()</text:p>
            <text:p text:style-name="P10">{</text:p>
            <text:p text:style-name="P10"><text:s text:c="3"/>int x, y;</text:p>
            <text:p text:style-name="P10"/>
            <text:p text:style-name="P10"><text:s text:c="3"/>while (true)</text:p>
            <text:p text:style-name="P10"><text:s text:c="3"/>{</text:p>
            <text:p text:style-name="P10"><text:s text:c="6"/><text:span text:style-name="T3">x = window.getMouseX();</text:span></text:p>
            <text:p text:style-name="P10"><text:span text:style-name="T3"><text:s text:c="6"/>y = window.getMouseY()</text:span>; <text:s text:c="11"/></text:p>
            <text:p text:style-name="P10"><text:s text:c="6"/>sp.setPosition(<text:span text:style-name="T3">x</text:span>, <text:span text:style-name="T3">y</text:span>);</text:p>
            <text:p text:style-name="P10"/>
            <text:p text:style-name="P10"><text:s text:c="6"/>window.clear();</text:p>
            <text:p text:style-name="P10"><text:s text:c="6"/>sp.draw(window);</text:p>
            <text:p text:style-name="P10"/>
            <text:p text:style-name="P10"><text:s text:c="6"/>window.paintFrame();</text:p>
            <text:p text:style-name="P10"><text:s text:c="3"/>}</text:p>
            <text:p text:style-name="P10">}</text:p>
          </table:table-cell>
          <table:table-cell table:style-name="Tabelle2.A1" office:value-type="string">
            <text:p text:style-name="P8">void aufgabe3()</text:p>
            <text:p text:style-name="P8">{</text:p>
            <text:p text:style-name="P8"><text:s text:c="3"/>int x, y;</text:p>
            <text:p text:style-name="P8"/>
            <text:p text:style-name="P9"><text:s text:c="3"/>sp.setPosition(</text:p>
            <text:p text:style-name="P9"><text:s text:c="6"/><text:span text:style-name="T3">window.getWidth() <text:s/>/ 2</text:span>,</text:p>
            <text:p text:style-name="P9"><text:s text:c="6"/><text:span text:style-name="T3">window.getHeight() / 2</text:span>);</text:p>
            <text:p text:style-name="P8"><text:s text:c="3"/>sp.setSpeed(5);</text:p>
            <text:p text:style-name="P8"/>
            <text:p text:style-name="P8"><text:s text:c="3"/>while (true)</text:p>
            <text:p text:style-name="P8"><text:s text:c="3"/>{</text:p>
            <text:p text:style-name="P8"><text:s text:c="6"/><text:span text:style-name="T3">x = window.getMouseX();</text:span></text:p>
            <text:p text:style-name="P11"><text:s text:c="6"/>y = window.getMouseY();</text:p>
            <text:p text:style-name="P8"><text:s text:c="12"/></text:p>
            <text:p text:style-name="P8"><text:s text:c="6"/>sp.dreheZu(<text:span text:style-name="T3">x</text:span>, <text:span text:style-name="T3">y</text:span>);</text:p>
            <text:p text:style-name="P8"><text:s text:c="6"/>sp.bewege();</text:p>
            <text:p text:style-name="P8"/>
            <text:p text:style-name="P8"><text:s text:c="6"/>window.clear();</text:p>
            <text:p text:style-name="P8"><text:s text:c="6"/>sp.draw(window);</text:p>
            <text:p text:style-name="P8"/>
            <text:p text:style-name="P8"><text:s text:c="6"/>window.paintFrame();</text:p>
            <text:p text:style-name="P8"><text:s text:c="3"/>}</text:p>
            <text:p text:style-name="P8">}</text:p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p text:style-name="P14"><draw:frame text:anchor-type="paragraph" draw:z-index="0" draw:name="Form1" draw:style-name="gr1" draw:text-style-name="P15" svg:width="1.795cm" svg:height="0.63cm" svg:x="15.196cm" svg:y="0.136cm"><draw:image xlink:href="Pictures/10000000000000580000001F196641809BB809C4.png" xlink:type="simple" xlink:show="embed" xlink:actuate="onLoad" loext:mime-type="image/png"><text:p/></draw:image></draw:frame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/text:p>
      <text:p text:style-name="P12">Freigegeben unter <text:a xlink:type="simple" xlink:href="https://creativecommons.org/licenses/by-nc-sa/4.0/" text:style-name="Internet_20_link" text:visited-style-name="Visited_20_Internet_20_Link">CC BY-NC-SA 4.0</text:a>, <text:span text:style-name="T4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d5fff6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Get-Methode –</text:span> Lösung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4T20:42:15.388000000</dc:date>
    <meta:editing-duration>P4DT8H29M10S</meta:editing-duration>
    <meta:editing-cycles>331</meta:editing-cycles>
    <meta:generator>LibreOffice/6.2.5.2$Windows_X86_64 LibreOffice_project/1ec314fa52f458adc18c4f025c545a4e8b22c159</meta:generator>
    <meta:print-date>2020-02-12T09:03:22.612000000</meta:print-date>
    <meta:document-statistic meta:table-count="2" meta:image-count="0" meta:object-count="0" meta:page-count="1" meta:paragraph-count="56" meta:word-count="109" meta:character-count="970" meta:non-whitespace-character-count="681"/>
  </office:meta>
</office:document-meta>
</file>